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objectwithoutfill">
      <style:graphic-properties draw:marker-end="" draw:marker-end-width="0.3cm" draw:fill="solid" draw:textarea-vertical-align="middle"/>
      <style:paragraph-properties style:writing-mode="lr-tb"/>
    </style:style>
    <style:style style:name="gr39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0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4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2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2.55cm" fo:min-width="3.3cm"/>
      <style:paragraph-properties style:writing-mode="lr-tb"/>
    </style:style>
    <style:style style:name="gr4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none" draw:fill-color="#acddff" draw:opacity="100%" draw:opacity-name="" draw:textarea-horizontal-align="justify" draw:textarea-vertical-align="middle" draw:auto-grow-height="false" fo:min-height="1.55cm" fo:min-width="2.7cm"/>
      <style:paragraph-properties style:writing-mode="lr-tb"/>
    </style:style>
    <style:style style:name="gr46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4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5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53" style:family="graphic" style:parent-style-name="standard">
      <style:graphic-properties draw:fill="solid" draw:fill-color="#acddff" draw:textarea-horizontal-align="justify" draw:textarea-vertical-align="middle" draw:auto-grow-height="false" fo:min-height="6.15cm" fo:min-width="8.3cm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55" style:family="graphic" style:parent-style-name="objectwithoutfill">
      <style:graphic-properties draw:marker-end="Symmetric_20_Arrow" draw:marker-end-width="0.3cm" draw:fill="solid" draw:textarea-vertical-align="middle"/>
    </style:style>
    <style:style style:name="gr56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5.3cm"/>
    </style:style>
    <style:style style:name="gr57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58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59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60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61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62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6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6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6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6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6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6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7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71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7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7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7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7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6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7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80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8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8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83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85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8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90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1.95cm" fo:min-width="3.3cm"/>
      <style:paragraph-properties style:writing-mode="lr-tb"/>
    </style:style>
    <style:style style:name="gr91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92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9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9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9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97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0.15cm" fo:min-width="1.5cm"/>
      <style:paragraph-properties style:writing-mode="lr-tb"/>
    </style:style>
    <style:style style:name="gr9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99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1.55cm" fo:min-width="3.3cm"/>
      <style:paragraph-properties style:writing-mode="lr-tb"/>
    </style:style>
    <style:style style:name="gr100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0.15cm" fo:min-width="0.9cm"/>
      <style:paragraph-properties style:writing-mode="lr-tb"/>
    </style:style>
    <style:style style:name="gr10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03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04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05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6" style:family="paragraph">
      <style:paragraph-properties fo:text-align="end" style:writing-mode="lr-tb"/>
      <style:text-properties fo:font-size="9pt"/>
    </style:style>
    <style:style style:name="P17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8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19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1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-color="#acdd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</text:span><text:span text:style-name="T1">mp</text:span><text:span text:style-name="T1">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</text:span><text:span text:style-name="T1">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2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3.301cm 8.794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3.4cm" svg:x="6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7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5.901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5.901cm" svg:y="7.594cm">
          <text:p text:style-name="P3"><text:span text:style-name="T1">Comp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9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3.366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954cm" svg:height="0.4cm" svg:x="23.301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3.301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3.301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5.501cm" svg:y1="7.994cm" svg:x2="25.901cm" svg:y2="7.994cm" draw:start-shape="id51" draw:start-glue-point="6" draw:end-shape="id52" draw:end-glue-point="3" svg:d="M25501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5.118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5.118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5.118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5.118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38" draw:text-style-name="P5" draw:layer="layout" draw:line-skew="0.298cm 1.7cm" svg:x1="27.5cm" svg:y1="7.994cm" svg:x2="15.118cm" svg:y2="10.199cm" draw:start-shape="id52" draw:start-glue-point="1" draw:end-shape="id53" draw:end-glue-point="3" svg:d="M27500 7994h798v2903h-13681v-698h501" svg:viewBox="0 0 13682 2904">
          <text:p/>
        </draw:connector>
        <draw:custom-shape draw:style-name="gr13" draw:text-style-name="P6" xml:id="id54" draw:id="id54" draw:layer="layout" svg:width="0.8cm" svg:height="0.8cm" svg:x="13.199cm" svg:y="9.3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9.799cm" svg:x2="15.118cm" svg:y2="9.799cm" draw:start-shape="id54" draw:start-glue-point="1" draw:end-shape="id55" draw:end-glue-point="3" svg:d="M13999 9799h1119" svg:viewBox="0 0 1120 1">
          <text:p/>
        </draw:connector>
        <draw:connector draw:style-name="gr9" draw:text-style-name="P5" draw:layer="layout" draw:line-skew="-1.801cm" svg:x1="16.399cm" svg:y1="9.8cm" svg:x2="23.301cm" svg:y2="8.194cm" draw:start-shape="id56" draw:start-glue-point="6" draw:end-shape="id57" draw:end-glue-point="3" svg:d="M16399 9800h1650v-1606h5252" svg:viewBox="0 0 6903 1607">
          <text:p/>
        </draw:connector>
        <draw:custom-shape draw:style-name="gr17" draw:text-style-name="P1" xml:id="id59" draw:id="id59" draw:layer="layout" svg:width="1.201cm" svg:height="1.281cm" draw:transform="rotate (1.5707963267949) translate (18.4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4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8.4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8.4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0.298cm" svg:x1="18.4cm" svg:y1="9.399cm" svg:x2="27.5cm" svg:y2="7.994cm" draw:start-shape="id58" draw:start-glue-point="3" draw:end-shape="id52" draw:end-glue-point="1" svg:d="M18400 9399h-501v800h10399v-2205h-798" svg:viewBox="0 0 10400 2206">
          <text:p/>
        </draw:connector>
        <draw:connector draw:style-name="gr9" draw:text-style-name="P5" draw:layer="layout" svg:x1="19.681cm" svg:y1="9cm" svg:x2="20.718cm" svg:y2="8.999cm" draw:start-shape="id59" draw:start-glue-point="6" draw:end-shape="id60" draw:end-glue-point="3" svg:d="M19681 9000h519v-1h518" svg:viewBox="0 0 1038 2">
          <text:p/>
        </draw:connector>
        <draw:connector draw:style-name="gr9" draw:text-style-name="P5" draw:layer="layout" draw:line-skew="1.14cm" svg:x1="11.399cm" svg:y1="6.199cm" svg:x2="15.118cm" svg:y2="7.999cm" draw:start-shape="id61" draw:start-glue-point="1" svg:d="M11399 6199h3250v1800h469" svg:viewBox="0 0 3720 1801">
          <text:p/>
        </draw:connector>
        <draw:custom-shape draw:style-name="gr39" draw:text-style-name="P12" draw:layer="layout" svg:width="10.999cm" svg:height="0.444cm" svg:x="1.001cm" svg:y="1.001cm">
          <text:p text:style-name="P11"><text:span text:style-name="T2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3.301cm" svg:y1="7.794cm" svg:x2="27.5cm" svg:y2="7.994cm" draw:start-shape="id62" draw:start-glue-point="3" draw:end-shape="id52" draw:end-glue-point="1" svg:d="M23301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5.118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5.118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5.118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5.118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8.399cm" svg:x2="15.118cm" svg:y2="8.399cm" draw:start-shape="id63" draw:start-glue-point="1" svg:d="M13999 8399h1119" svg:viewBox="0 0 1120 1">
          <text:p/>
        </draw:connector>
        <draw:connector draw:style-name="gr9" draw:text-style-name="P5" draw:layer="layout" svg:x1="16.399cm" svg:y1="8cm" svg:x2="18.4cm" svg:y2="8.999cm" draw:start-shape="id64" draw:start-glue-point="6" draw:end-shape="id65" draw:end-glue-point="3" svg:d="M16399 8000h1001v999h1000" svg:viewBox="0 0 2002 1000">
          <text:p/>
        </draw:connector>
        <draw:custom-shape draw:style-name="gr6" draw:text-style-name="P4" xml:id="id61" draw:id="id61" draw:layer="layout" svg:width="2cm" svg:height="0.4cm" svg:x="9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69" draw:id="id69" draw:layer="layout" svg:width="1.2cm" svg:height="1.4cm" draw:transform="rotate (1.5707963267949) translate (29.599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9.599cm" svg:y="5.198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9.599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9.599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4cm" svg:y1="5.8cm" svg:x2="29.599cm" svg:y2="5.798cm" draw:start-shape="id66" draw:start-glue-point="1" draw:end-shape="id67" draw:end-glue-point="3" svg:d="M11400 5800h9100v-2h9099" svg:viewBox="0 0 18200 3">
          <text:p/>
        </draw:connector>
        <draw:connector draw:style-name="gr9" draw:text-style-name="P5" draw:layer="layout" svg:x1="27.5cm" svg:y1="7.994cm" svg:x2="29.599cm" svg:y2="6.198cm" draw:start-shape="id52" draw:start-glue-point="1" draw:end-shape="id68" draw:end-glue-point="3" svg:d="M27500 7994h1049v-1796h1050" svg:viewBox="0 0 2100 1797">
          <text:p/>
        </draw:connector>
        <draw:custom-shape draw:style-name="gr40" draw:text-style-name="P2" draw:layer="measurelines" svg:width="3.8cm" svg:height="2.2cm" svg:x="33.999cm" svg:y="4.9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measurelines" svg:width="2.4cm" svg:height="0.447cm" svg:x="33.999cm" svg:y="4.998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0" draw:id="id70" draw:layer="measurelines" svg:width="1.6cm" svg:height="0.4cm" svg:x="33.999cm" svg:y="5.598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999cm" svg:y1="5.798cm" svg:x2="33.999cm" svg:y2="5.798cm" draw:start-shape="id69" draw:start-glue-point="6" draw:end-shape="id70" draw:end-glue-point="3" svg:d="M30999 5798h3000" svg:viewBox="0 0 3001 1">
          <text:p/>
        </draw:connector>
        <draw:custom-shape draw:style-name="gr28" draw:text-style-name="P2" xml:id="id71" draw:id="id71" draw:layer="measurelines" svg:width="1.6cm" svg:height="0.4cm" svg:x="31.399cm" svg:y="5.99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31.399cm" svg:y="5.998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999cm" svg:y1="6.198cm" svg:x2="33.999cm" svg:y2="6.198cm" draw:start-shape="id71" draw:start-glue-point="1" draw:end-shape="id72" draw:end-glue-point="3" svg:d="M32999 6198h1000" svg:viewBox="0 0 1001 1">
          <text:p/>
        </draw:connector>
        <draw:custom-shape draw:style-name="gr29" draw:text-style-name="P2" xml:id="id73" draw:id="id73" draw:layer="measurelines" svg:width="2.6cm" svg:height="0.8cm" svg:x="32.999cm" svg:y="3.39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2.999cm" svg:y="3.398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30.999cm" svg:y1="5.798cm" svg:x2="32.999cm" svg:y2="3.798cm" draw:start-shape="id69" draw:start-glue-point="6" draw:end-shape="id73" draw:end-glue-point="3" svg:d="M30999 5798h800v-2000h1200" svg:viewBox="0 0 2001 2001">
          <text:p/>
        </draw:connector>
        <draw:custom-shape draw:style-name="gr29" draw:text-style-name="P2" xml:id="id74" draw:id="id74" draw:layer="measurelines" svg:width="2.6cm" svg:height="0.8cm" svg:x="14.199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199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1.4cm" svg:y1="5.8cm" svg:x2="14.199cm" svg:y2="4.399cm" draw:start-shape="id66" draw:start-glue-point="1" draw:end-shape="id74" draw:end-glue-point="3" svg:d="M11400 5800h1400v-1401h1399" svg:viewBox="0 0 2800 1402">
          <text:p/>
        </draw:connector>
        <draw:custom-shape draw:style-name="gr29" draw:text-style-name="P2" xml:id="id75" draw:id="id75" draw:layer="measurelines" svg:width="2.6cm" svg:height="0.8cm" svg:x="15.11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5.11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1.399cm" svg:y1="6.199cm" svg:x2="15.118cm" svg:y2="6.399cm" draw:start-shape="id61" draw:start-glue-point="1" draw:end-shape="id75" draw:end-glue-point="3" svg:d="M11399 6199h3400v200h319" svg:viewBox="0 0 3720 201">
          <text:p/>
        </draw:connector>
        <draw:custom-shape draw:style-name="gr37" draw:text-style-name="P4" draw:layer="measurelines" svg:width="1.599cm" svg:height="0.4cm" svg:x="25.901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79" draw:id="id79" draw:layer="measurelines" svg:width="1.201cm" svg:height="1.281cm" draw:transform="rotate (1.5707963267949) translate (15.118cm 12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15.118cm" svg:y="11.199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8" draw:id="id78" draw:layer="measurelines" svg:width="0.8cm" svg:height="0.4cm" svg:x="15.118cm" svg:y="11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7" draw:id="id77" draw:layer="measurelines" svg:width="0.8cm" svg:height="0.4cm" svg:x="15.118cm" svg:y="1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76" draw:id="id76" draw:layer="measurelines" svg:width="1.2cm" svg:height="0.4cm" svg:x="13.199cm" svg:y="11.9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13.199cm" svg:y="11.9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4.399cm" svg:y1="12.199cm" svg:x2="15.118cm" svg:y2="12.2cm" draw:start-shape="id76" draw:start-glue-point="1" draw:end-shape="id77" draw:end-glue-point="3" svg:d="M14399 12199h360v1h359" svg:viewBox="0 0 720 2">
          <text:p/>
        </draw:connector>
        <draw:connector draw:style-name="gr9" draw:text-style-name="P5" draw:layer="measurelines" draw:line-skew="-1.06cm" svg:x1="11.399cm" svg:y1="6.199cm" svg:x2="15.118cm" svg:y2="11.8cm" draw:start-shape="id61" draw:start-glue-point="1" draw:end-shape="id78" draw:end-glue-point="3" svg:d="M11399 6199h800v5601h2919" svg:viewBox="0 0 3720 5602">
          <text:p/>
        </draw:connector>
        <draw:custom-shape draw:style-name="gr30" draw:text-style-name="P4" draw:layer="measurelines" svg:width="2.6cm" svg:height="0.4cm" svg:x="32.999cm" svg:y="3.398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6.399cm" svg:y1="11.801cm" svg:x2="17.907cm" svg:y2="11.786cm" draw:start-shape="id79" draw:start-glue-point="6" svg:d="M16399 11801h1005v-15h503" svg:viewBox="0 0 1509 16">
          <text:p/>
        </draw:connector>
        <draw:custom-shape draw:style-name="gr23" draw:text-style-name="P14" xml:id="id72" draw:id="id72" draw:layer="measurelines" svg:width="1.6cm" svg:height="0.4cm" svg:x="33.999cm" svg:y="5.998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3.999cm" svg:y="6.398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81" draw:id="id81" draw:layer="layout" svg:width="1.6cm" svg:height="0.4cm" svg:x="36.199cm" svg:y="5.598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2" draw:id="id82" draw:layer="layout" svg:width="1.2cm" svg:height="1.281cm" draw:transform="rotate (1.5707963267949) translate (20.718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718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20.718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0" draw:id="id80" draw:layer="layout" svg:width="0.8cm" svg:height="0.4cm" svg:x="20.718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4.6cm" svg:x1="20.718cm" svg:y1="9.399cm" svg:x2="37.799cm" svg:y2="5.798cm" draw:start-shape="id80" draw:start-glue-point="3" draw:end-shape="id81" draw:end-glue-point="1" svg:d="M20718 9399h-501v2800h18083v-6401h-501" svg:viewBox="0 0 18084 6402">
          <text:p/>
        </draw:connector>
        <draw:connector draw:style-name="gr9" draw:text-style-name="P5" draw:layer="layout" svg:x1="21.999cm" svg:y1="9cm" svg:x2="23.301cm" svg:y2="8.589cm" draw:start-shape="id82" draw:start-glue-point="6" draw:end-shape="id83" draw:end-glue-point="3" svg:d="M21999 9000h651v-411h651" svg:viewBox="0 0 1303 412">
          <text:p/>
        </draw:connector>
        <draw:custom-shape draw:style-name="gr42" draw:text-style-name="P15" draw:layer="layout" svg:width="3.8cm" svg:height="2.8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3.468cm" svg:height="0.4cm" svg:x="1.532cm" svg:y="4.4cm">
          <text:p text:style-name="P3"><text:span text:style-name="T1">RpC</text:span><text:span text:style-name="T1">p : </text:span><text:span text:style-name="T1">Extd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86" draw:id="id86" draw:layer="layout" svg:width="2.4cm" svg:height="0.4cm" svg:x="2.8cm" svg:y="5.6cm">
          <text:p text:style-name="P16"><text:span text:style-name="T1">Inp</text:span><text:span text:style-name="T1">Mod</text:span><text:span text:style-name="T1">elUr</text:span><text:span text:style-name="T1">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3.2cm" svg:height="1.8cm" svg:x="2cm" svg:y="5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2.6cm" svg:height="0.4cm" svg:x="2.4cm" svg:y="5.2cm">
          <text:p text:style-name="P3"><text:span text:style-name="T1">Int : </text:span><text:span text:style-name="T1">NDr</text:span><text:span text:style-name="T1">pC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xml:id="id88" draw:id="id88" draw:layer="layout" svg:width="2.6cm" svg:height="0.4cm" svg:x="2.6cm" svg:y="6.4cm">
          <text:p text:style-name="P16"><text:span text:style-name="T1">OutpModel</text:span><text:span text:style-name="T1">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xml:id="id84" draw:id="id84" draw:layer="layout" svg:width="3cm" svg:height="0.4cm" svg:x="2.2cm" svg:y="6cm">
          <text:p text:style-name="P16"><text:span text:style-name="T1">InpMo</text:span><text:span text:style-name="T1">delMnt</text:span><text:span text:style-name="T1">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xml:id="id85" draw:id="id85" draw:layer="layout" svg:width="2.4cm" svg:height="0.4cm" svg:x="6.8cm" svg:y="6cm">
          <text:p text:style-name="P13"><text:span text:style-name="T1">&gt; </text:span><text:span text:style-name="T1">Inp</text:span><text:span text:style-name="T1">Mag</text:span><text:span text:style-name="T1">Bas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2cm" svg:x2="6.8cm" svg:y2="6.2cm" draw:start-shape="id84" draw:start-glue-point="1" draw:end-shape="id85" draw:end-glue-point="3" svg:d="M5200 6200h1600" svg:viewBox="0 0 1601 1">
          <text:p/>
        </draw:connector>
        <draw:custom-shape draw:style-name="gr49" draw:text-style-name="P14" xml:id="id87" draw:id="id87" draw:layer="layout" svg:width="2.4cm" svg:height="0.4cm" svg:x="6.8cm" svg:y="5.6cm">
          <text:p text:style-name="P13"><text:span text:style-name="T1">&gt; </text:span><text:span text:style-name="T1">Inp</text:span><text:span text:style-name="T1">Ma</text:span><text:span text:style-name="T1">gU</text:span><text:span text:style-name="T1">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5.8cm" svg:x2="6.8cm" svg:y2="5.8cm" draw:start-shape="id86" draw:start-glue-point="1" draw:end-shape="id87" draw:end-glue-point="3" svg:d="M5200 5800h1600" svg:viewBox="0 0 1601 1">
          <text:p/>
        </draw:connector>
        <draw:custom-shape draw:style-name="gr49" draw:text-style-name="P14" xml:id="id89" draw:id="id89" draw:layer="layout" svg:width="2.4cm" svg:height="0.4cm" svg:x="6.8cm" svg:y="6.4cm">
          <text:p text:style-name="P13"><text:span text:style-name="T1">&lt;</text:span><text:span text:style-name="T1"> </text:span><text:span text:style-name="T1">O</text:span><text:span text:style-name="T1">u</text:span><text:span text:style-name="T1">t</text:span><text:span text:style-name="T1">p</text:span><text:span text:style-name="T1">M</text:span><text:span text:style-name="T1">a</text:span><text:span text:style-name="T1">g</text:span><text:span text:style-name="T1">U</text:span><text:span text:style-name="T1">r</text:span>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6cm" svg:x2="6.8cm" svg:y2="6.6cm" draw:start-shape="id88" draw:start-glue-point="1" draw:end-shape="id89" draw:end-glue-point="3" svg:d="M5200 6600h1600" svg:viewBox="0 0 1601 1">
          <text:p/>
        </draw:connector>
      </draw:page>
      <draw:page draw:name="page4" draw:style-name="dp1" draw:master-page-name="Default"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4.8cm" svg:height="0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526cm" svg:height="0.4cm" svg:x="4.0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526cm" svg:height="0.4cm" svg:x="4.0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8.8cm" svg:height="6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4.8cm" svg:height="0.4cm" svg:x="1.8cm" svg:y="3.6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xml:id="id90" draw:id="id90" draw:layer="layout" svg:width="4.6cm" svg:height="0.4cm" svg:x="6cm" svg:y="4.199cm">
          <text:p text:style-name="P16"><text:span text:style-name="T1">ModelViewUd</text:span><text:span text:style-name="T1">p.MagOwnerLi</text:span><text:span text:style-name="T1">nk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4.8cm" svg:height="0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526cm" svg:height="0.4cm" svg:x="24.6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526cm" svg:height="0.4cm" svg:x="24.6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4.8cm" svg:height="0.4cm" svg:x="22.4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xml:id="id91" draw:id="id91" draw:layer="layout" svg:width="4.6cm" svg:height="0.4cm" svg:x="22.4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0.8cm" svg:height="0.4cm" svg:x="22.4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svg:x1="10.6cm" svg:y1="4.399cm" svg:x2="22.4cm" svg:y2="4.4cm" draw:start-shape="id90" draw:start-glue-point="1" draw:end-shape="id91" draw:end-glue-point="3" svg:d="M10600 4399h5900v1h5900" svg:viewBox="0 0 11801 2">
          <text:p/>
        </draw:connector>
        <draw:custom-shape draw:style-name="gr54" draw:text-style-name="P17" xml:id="id92" draw:id="id92" draw:layer="layout" svg:width="4.6cm" svg:height="0.4cm" svg:x="6cm" svg:y="4.6cm">
          <text:p text:style-name="P16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svg:x1="10.6cm" svg:y1="4.8cm" svg:x2="22.4cm" svg:y2="4.8cm" draw:start-shape="id92" draw:start-glue-point="1" draw:end-shape="id93" draw:end-glue-point="3" svg:d="M10600 4800h11800" svg:viewBox="0 0 11801 1">
          <text:p/>
        </draw:connector>
        <draw:custom-shape draw:style-name="gr56" draw:text-style-name="P2" draw:layer="layout" svg:width="5.8cm" svg:height="3.2cm" svg:x="4.8cm" svg:y="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9.001cm" svg:y="6cm">
          <text:p text:style-name="P3"><text:span text:style-name="T1">Nav</text:span><text:span text:style-name="T1">Ctl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4.6cm" svg:height="0.4cm" svg:x="4.8cm" svg:y="6.6cm">
          <text:p text:style-name="P13"><text:span text:style-name="T1">VrvCompsCount : CpStateInp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4.6cm" svg:height="0.4cm" svg:x="4.8cm" svg:y="7cm">
          <text:p text:style-name="P13"><text:span text:style-name="T1">DrpCreated : CpStateIn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57" draw:text-style-name="P12" draw:layer="layout" svg:width="9.399cm" svg:height="0.444cm" svg:x="1.001cm" svg:y="1.023cm">
          <text:p text:style-name="P11"><text:span text:style-name="T2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4cm" svg:height="0.447cm" svg:x="29.2cm" svg:y="21.4cm">
          <text:p text:style-name="P20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draw:layer="layout" svg:width="2.6cm" svg:height="0.4cm" svg:x="29.2cm" svg:y="22cm">
          <text:p text:style-name="P20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 text:style-name="P13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 text:style-name="P13"><text:span text:style-name="T1"/></text:p>
          <draw:enhanced-geometry svg:viewBox="0 0 21600 21600" draw:type="rectangle" draw:enhanced-path="M 0 0 L 21600 0 21600 21600 0 21600 0 0 Z N"/>
        </draw:custom-shape>
        <draw:custom-shape draw:style-name="gr60" draw:text-style-name="P1" xml:id="id94" draw:id="id94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94" draw:start-glue-point="6" draw:end-shape="id95" draw:end-glue-point="3" svg:d="M23081 11401h160v-1h159" svg:viewBox="0 0 320 2">
          <text:p/>
        </draw:connector>
        <draw:custom-shape draw:style-name="gr17" draw:text-style-name="P1" xml:id="id98" draw:id="id98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7" draw:id="id97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4cm" svg:height="0.447cm" svg:x="2cm" svg:y="9cm">
          <text:p text:style-name="P20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3cm" svg:height="0.447cm" svg:x="3.4cm" svg:y="9.6cm">
          <text:p text:style-name="P20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4cm" svg:height="0.447cm" svg:x="2.4cm" svg:y="10.2cm">
          <text:p text:style-name="P20"><text:span text:style-name="T1">DrpCp </text:span><text:span text:style-name="T1">: </text:span><text:span text:style-name="T1">NDrpC</text:span><text:span text:style-name="T1">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04" draw:id="id104" draw:layer="layout" svg:width="1.2cm" svg:height="0.4cm" svg:x="17.4cm" svg:y="14.309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" xml:id="id141" draw:id="id141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6" draw:id="id96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2.519cm" svg:y="6.81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96" draw:start-glue-point="1" draw:end-shape="id97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98" draw:start-glue-point="6" draw:end-shape="id99" draw:end-glue-point="3" svg:d="M20681 10601h560v599h559" svg:viewBox="0 0 1120 600">
          <text:p/>
        </draw:connector>
        <draw:custom-shape draw:style-name="gr70" draw:text-style-name="P4" xml:id="id151" draw:id="id151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00" draw:start-glue-point="6" draw:end-shape="id101" draw:end-glue-point="3" svg:d="M20600 12401h601v-801h599" svg:viewBox="0 0 1201 802">
          <text:p/>
        </draw:connector>
        <draw:custom-shape draw:style-name="gr12" draw:text-style-name="P4" xml:id="id103" draw:id="id103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2" draw:id="id102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5" draw:id="id155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5" draw:id="id105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02" draw:start-glue-point="6" draw:end-shape="id103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04" draw:start-glue-point="1" draw:end-shape="id105" draw:end-glue-point="3" svg:d="M18600 14509h400v1h400" svg:viewBox="0 0 801 2">
          <text:p/>
        </draw:connector>
        <draw:custom-shape draw:style-name="gr71" draw:text-style-name="P10" xml:id="id106" draw:id="id106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</text:span><text:span text:style-name="T1">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8" draw:id="id108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0" draw:id="id110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9" draw:id="id129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06" draw:start-glue-point="6" draw:end-shape="id96" draw:end-glue-point="3" svg:d="M21200 6806h460v4h459" svg:viewBox="0 0 920 5">
          <text:p/>
        </draw:connector>
        <draw:custom-shape draw:style-name="gr70" draw:text-style-name="P17" xml:id="id107" draw:id="id107" draw:layer="layout" svg:width="2.732cm" svg:height="0.4cm" svg:x="3.668cm" svg:y="12.397cm">
          <text:p text:style-name="P16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07" draw:start-glue-point="1" draw:end-shape="id108" draw:end-glue-point="3" svg:d="M6400 12597h5541v-5197h7178" svg:viewBox="0 0 12720 5198">
          <text:p/>
        </draw:connector>
        <draw:custom-shape draw:style-name="gr15" draw:text-style-name="P10" xml:id="id109" draw:id="id109" draw:layer="layout" svg:width="1.6cm" svg:height="2.2cm" draw:transform="rotate (1.5707963267949) translate (15.8cm 5.409cm)">
          <text:p text:style-name="P9"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7" draw:id="id117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7" draw:id="id127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09" draw:start-glue-point="6" draw:end-shape="id110" draw:end-glue-point="3" svg:d="M18000 4609h560v1996h559" svg:viewBox="0 0 1120 1997">
          <text:p/>
        </draw:connector>
        <draw:custom-shape draw:style-name="gr17" draw:text-style-name="P1" xml:id="id111" draw:id="id111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4" draw:id="id114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5" draw:id="id115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11" draw:start-glue-point="6" draw:end-shape="id112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3" draw:id="id113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13" draw:start-glue-point="1" draw:end-shape="id114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15" draw:start-glue-point="3" draw:end-shape="id96" draw:end-glue-point="1" svg:d="M13119 6205h-501v2195h12002v-1590h-501" svg:viewBox="0 0 12003 2196">
          <text:p/>
        </draw:connector>
        <draw:custom-shape draw:style-name="gr15" draw:text-style-name="P10" xml:id="id116" draw:id="id116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3" draw:id="id123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9" draw:id="id119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24" draw:id="id124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16" draw:start-glue-point="6" draw:end-shape="id117" draw:end-glue-point="3" svg:d="M14400 3000h701v1409h699" svg:viewBox="0 0 1401 1410">
          <text:p/>
        </draw:connector>
        <draw:custom-shape draw:style-name="gr70" draw:text-style-name="P17" xml:id="id118" draw:id="id118" draw:layer="layout" svg:width="2.732cm" svg:height="0.4cm" svg:x="3.668cm" svg:y="12cm">
          <text:p text:style-name="P16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18" draw:start-glue-point="1" draw:end-shape="id119" draw:end-glue-point="3" svg:d="M6400 12200h900v-9400h4900" svg:viewBox="0 0 5801 9401">
          <text:p/>
        </draw:connector>
        <draw:custom-shape draw:style-name="gr17" draw:text-style-name="P1" xml:id="id122" draw:id="id122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1" draw:id="id121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5" draw:id="id125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20" draw:id="id120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20" draw:start-glue-point="1" draw:end-shape="id121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22" draw:start-glue-point="6" draw:end-shape="id123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24" draw:start-glue-point="3" draw:end-shape="id96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18" draw:start-glue-point="1" draw:end-shape="id125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28" draw:id="id128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26" draw:start-glue-point="1" draw:end-shape="id127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28" draw:start-glue-point="1" draw:end-shape="id129" draw:end-glue-point="3" svg:d="M17400 7000h860v5h859" svg:viewBox="0 0 1720 6">
          <text:p/>
        </draw:connector>
        <draw:custom-shape draw:style-name="gr72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" xml:id="id126" draw:id="id126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" xml:id="id95" draw:id="id95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75" draw:text-style-name="P17" xml:id="id130" draw:id="id130" draw:layer="layout" svg:width="2cm" svg:height="0.4cm" svg:x="4.4cm" svg:y="14cm">
          <text:p text:style-name="P16"><text:span text:style-name="T1">Dr</text:span><text:span text:style-name="T1">pC</text:span><text:span text:style-name="T1">re</text:span><text:span text:style-name="T1">ate</text:span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30" draw:start-glue-point="1" draw:end-shape="id131" draw:end-glue-point="3" svg:d="M6400 14200h1600v2800h1599" svg:viewBox="0 0 3200 2801">
          <text:p/>
        </draw:connector>
        <draw:custom-shape draw:style-name="gr15" draw:text-style-name="P10" xml:id="id156" draw:id="id156" draw:layer="layout" svg:width="1.6cm" svg:height="2.2cm" draw:transform="rotate (1.5707963267949) translate (19.2cm 17.6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8" draw:id="id138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3" draw:id="id133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5" draw:id="id135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2" draw:id="id132" draw:layer="layout" svg:width="1.2cm" svg:height="0.4cm" svg:x="17.4cm" svg:y="16.4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32" draw:start-glue-point="1" draw:end-shape="id133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34" draw:start-glue-point="7" draw:end-shape="id135" draw:end-glue-point="3" svg:d="M17200 17000h2000" svg:viewBox="0 0 2001 1">
          <text:p/>
        </draw:connector>
        <draw:custom-shape draw:style-name="gr76" draw:text-style-name="P23" xml:id="id134" draw:id="id134" draw:layer="layout" svg:width="1.4cm" svg:height="0.4cm" svg:x="15.8cm" svg:y="16.8cm">
          <text:p text:style-name="P22"><text:span text:style-name="T3">Cur</text:span><text:span text:style-name="T3">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xml:id="id136" draw:id="id136" draw:layer="layout" svg:width="1.4cm" svg:height="0.4cm" svg:x="25.4cm" svg:y="6.6cm">
          <text:p text:style-name="P22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96" draw:start-glue-point="1" draw:end-shape="id136" draw:end-glue-point="5" svg:d="M24119 6810h641v-10h640" svg:viewBox="0 0 1282 11">
          <text:p/>
        </draw:connector>
        <draw:custom-shape draw:style-name="gr74" draw:text-style-name="P2" xml:id="id137" draw:id="id137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15.8cm" svg:y="18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15.8cm" svg:y="17.6cm">
          <text:p text:style-name="P3"><text:span text:style-name="T1">Del</text:span><text:span text:style-name="T1">ayM</text:span><text:span text:style-name="T1">dlUr</text:span>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37" draw:start-glue-point="1" draw:end-shape="id138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39" draw:start-glue-point="1" draw:end-shape="id137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40" draw:start-glue-point="6" draw:end-shape="id139" draw:end-glue-point="3" svg:d="M10799 17000h1201v1000h1200" svg:viewBox="0 0 2402 1001">
          <text:p/>
        </draw:connector>
        <draw:custom-shape draw:style-name="gr77" draw:text-style-name="P2" xml:id="id139" draw:id="id139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76" draw:text-style-name="P23" draw:layer="layout" svg:width="1.4cm" svg:height="0.4cm" svg:x="15.801cm" svg:y="16.801cm">
          <text:p text:style-name="P22"><text:span text:style-name="T3">C</text:span><text:span text:style-name="T3">u</text:span><text:span text:style-name="T3">r</text:span><text:span text:style-name="T3">s</text:span><text:span text:style-name="T3">o</text:span><text:span text:style-name="T3">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41" draw:start-glue-point="1" draw:end-shape="id142" draw:end-glue-point="5" svg:d="M6400 11000h1801" svg:viewBox="0 0 1802 1">
          <text:p/>
        </draw:connector>
        <draw:custom-shape draw:style-name="gr79" draw:text-style-name="P1" xml:id="id140" draw:id="id140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1" draw:id="id131" draw:layer="layout" svg:width="0.8cm" svg:height="0.4cm" svg:x="9.599cm" svg:y="16.8cm">
          <text:p text:style-name="P3"><text:span text:style-name="T1">In</text:span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3" draw:id="id143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43" draw:start-glue-point="1" draw:end-shape="id144" draw:end-glue-point="3" svg:d="M9000 17400h599" svg:viewBox="0 0 600 1">
          <text:p/>
        </draw:connector>
        <draw:custom-shape draw:style-name="gr79" draw:text-style-name="P1" xml:id="id158" draw:id="id158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6" draw:id="id146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5" draw:id="id145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45" draw:start-glue-point="1" draw:end-shape="id146" draw:end-glue-point="3" svg:d="M9001 17400h599" svg:viewBox="0 0 600 1">
          <text:p/>
        </draw:connector>
        <draw:custom-shape draw:style-name="gr79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8" draw:id="id148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7" draw:id="id147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47" draw:start-glue-point="1" draw:end-shape="id148" draw:end-glue-point="3" svg:d="M18599 12801h800" svg:viewBox="0 0 801 1">
          <text:p/>
        </draw:connector>
        <draw:custom-shape draw:style-name="gr79" draw:text-style-name="P1" xml:id="id100" draw:id="id100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2" draw:id="id152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49" draw:start-glue-point="1" draw:end-shape="id150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51" draw:start-glue-point="1" draw:end-shape="id152" draw:end-glue-point="3" svg:d="M6400 13000h6500v-599h6500" svg:viewBox="0 0 13001 600">
          <text:p/>
        </draw:connector>
        <draw:custom-shape draw:style-name="gr67" draw:text-style-name="P4" xml:id="id153" draw:id="id153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53" draw:start-glue-point="1" draw:end-shape="id154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53" draw:start-glue-point="1" draw:end-shape="id155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56" draw:start-glue-point="6" draw:end-shape="id157" draw:end-glue-point="5" svg:d="M21400 16800h1001" svg:viewBox="0 0 1002 1">
          <text:p/>
        </draw:connector>
        <draw:custom-shape draw:style-name="gr76" draw:text-style-name="P23" draw:layer="layout" svg:width="1.4cm" svg:height="0.4cm" svg:x="22.4cm" svg:y="16.599cm">
          <text:p text:style-name="P22"><text:span text:style-name="T3">Curs</text:span><text:span text:style-name="T3">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0" draw:text-style-name="P23" xml:id="id157" draw:id="id157" draw:layer="layout" svg:width="1.999cm" svg:height="0.4cm" svg:x="22.401cm" svg:y="16.6cm">
          <text:p text:style-name="P22"><text:span text:style-name="T3">Inp</text:span><text:span text:style-name="T3">Mod</text:span><text:span text:style-name="T3">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draw:layer="layout" svg:width="1.4cm" svg:height="0.4cm" svg:x="8.2cm" svg:y="10.799cm">
          <text:p text:style-name="P22"><text:span text:style-name="T3">Cur</text:span><text:span text:style-name="T3">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0" draw:text-style-name="P23" xml:id="id142" draw:id="id142" draw:layer="layout" svg:width="1.999cm" svg:height="0.4cm" svg:x="8.201cm" svg:y="10.8cm">
          <text:p text:style-name="P22"><text:span text:style-name="T3">Inp</text:span><text:span text:style-name="T3">Mo</text:span><text:span text:style-name="T3">del</text:span><text:span text:style-name="T3">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8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xml:id="id164" draw:id="id164" draw:layer="layout" svg:width="3cm" svg:height="0.4cm" svg:x="3.4cm" svg:y="13.6cm">
          <text:p text:style-name="P16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5" draw:id="id165" draw:layer="layout" svg:width="1.6cm" svg:height="2.2cm" draw:transform="rotate (1.5707963267949) translate (12.602cm 16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9" draw:id="id159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3" draw:id="id163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1" draw:id="id161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58" draw:start-glue-point="6" draw:end-shape="id159" draw:end-glue-point="3" svg:d="M10800 17000h902v-1205h900" svg:viewBox="0 0 1803 1206">
          <text:p/>
        </draw:connector>
        <draw:custom-shape draw:style-name="gr81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xml:id="id160" draw:id="id160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60" draw:start-glue-point="1" draw:end-shape="id161" draw:end-glue-point="3" svg:d="M11002 15400h1600" svg:viewBox="0 0 1601 1">
          <text:p/>
        </draw:connector>
        <draw:custom-shape draw:style-name="gr81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xml:id="id162" draw:id="id162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62" draw:start-glue-point="1" draw:end-shape="id163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64" draw:start-glue-point="1" draw:end-shape="id165" draw:end-glue-point="6" svg:d="M6400 13800h8904v1400h-502" svg:viewBox="0 0 8905 1401">
          <text:p/>
        </draw:connector>
      </draw:page>
      <draw:page draw:name="page6" draw:style-name="dp1" draw:master-page-name="Default">
        <draw:custom-shape draw:style-name="gr83" draw:text-style-name="P12" draw:layer="layout" svg:width="8.399cm" svg:height="0.444cm" svg:x="1.001cm" svg:y="1.023cm">
          <text:p text:style-name="P11"><text:span text:style-name="T2">AVR, ver 2 </text:span><text:span text:style-name="T2">Controller </text:span><text:span text:style-name="T2">– DRP is </text:span><text:span text:style-name="T2">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2.4cm" svg:height="0.447cm" svg:x="29.2cm" svg:y="21.4cm">
          <text:p text:style-name="P20"><text:span text:style-name="T1">Mod</text:span><text:span text:style-name="T1">elVi</text:span><text:span text:style-name="T1">ew</text:span><text:span text:style-name="T1">Udp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2.6cm" svg:height="0.4cm" svg:x="29.2cm" svg:y="22cm">
          <text:p text:style-name="P20"><text:span text:style-name="T1">Ma</text:span><text:span text:style-name="T1">gO</text:span><text:span text:style-name="T1">wn</text:span><text:span text:style-name="T1">erL</text:span><text:span text:style-name="T1">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xml:id="id166" draw:id="id166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66" draw:start-glue-point="6" draw:end-shape="id167" draw:end-glue-point="3" svg:d="M22481 11402h160v-1h159" svg:viewBox="0 0 320 2">
          <text:p/>
        </draw:connector>
        <draw:custom-shape draw:style-name="gr17" draw:text-style-name="P1" xml:id="id172" draw:id="id172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</text:span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9" draw:id="id169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1" draw:id="id171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4cm" svg:height="0.447cm" svg:x="2cm" svg:y="9cm">
          <text:p text:style-name="P20"><text:span text:style-name="T1">Ctrl</text:span><text:span text:style-name="T1">Cp </text:span><text:span text:style-name="T1">: </text:span><text:span text:style-name="T1">VrC</text:span><text:span text:style-name="T1">ontr</text:span><text:span text:style-name="T1">olle</text:span><text:span text:style-name="T1">rCp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3cm" svg:height="0.447cm" svg:x="3.4cm" svg:y="9.6cm">
          <text:p text:style-name="P20"><text:span text:style-name="T1">Nav</text:span><text:span text:style-name="T1">Ctrl </text:span><text:span text:style-name="T1">: </text:span><text:span text:style-name="T1">Soc</text:span><text:span text:style-name="T1">ket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4cm" svg:height="0.447cm" svg:x="2.4cm" svg:y="10.2cm">
          <text:p text:style-name="P20"><text:span text:style-name="T1">Dr</text:span><text:span text:style-name="T1">pC</text:span><text:span text:style-name="T1">p : </text:span><text:span text:style-name="T1">ND</text:span><text:span text:style-name="T1">rp</text:span><text:span text:style-name="T1">C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80" draw:id="id180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216" draw:id="id216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68" draw:start-glue-point="1" draw:end-shape="id169" draw:end-glue-point="3" svg:d="M6400 11400h6400v-800h6400" svg:viewBox="0 0 12801 801">
          <text:p/>
        </draw:connector>
        <draw:custom-shape draw:style-name="gr4" draw:text-style-name="P2" xml:id="id170" draw:id="id170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399cm" svg:height="0.4cm" svg:x="22.319cm" svg:y="6.41cm">
          <text:p text:style-name="P3"><text:span text:style-name="T1">Cur</text:span><text:span text:style-name="T1">sor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70" draw:start-glue-point="1" draw:end-shape="id171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172" draw:start-glue-point="6" draw:end-shape="id173" draw:end-glue-point="3" svg:d="M20481 10601h360v600h359" svg:viewBox="0 0 720 601">
          <text:p/>
        </draw:connector>
        <draw:custom-shape draw:style-name="gr70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174" draw:start-glue-point="5" draw:end-shape="id175" draw:end-glue-point="1" svg:d="M27402 16802h-402v-2h-401" svg:viewBox="0 0 804 3">
          <text:p/>
        </draw:connector>
        <draw:connector draw:style-name="gr9" draw:text-style-name="P5" draw:layer="layout" draw:line-skew="-1.4cm" svg:x1="15cm" svg:y1="16.8cm" svg:x2="21.2cm" svg:y2="11.601cm" draw:start-shape="id176" draw:start-glue-point="1" draw:end-shape="id177" draw:end-glue-point="3" svg:d="M15000 16800h1700v-5199h4500" svg:viewBox="0 0 6201 5200">
          <text:p/>
        </draw:connector>
        <draw:custom-shape draw:style-name="gr12" draw:text-style-name="P4" xml:id="id179" draw:id="id179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78" draw:id="id178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2" draw:id="id182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2cm" svg:y="12.801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178" draw:start-glue-point="6" draw:end-shape="id179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180" draw:start-glue-point="1" draw:end-shape="id181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68" draw:start-glue-point="1" draw:end-shape="id182" draw:end-glue-point="3" svg:d="M6400 11400h6400v1201h6400" svg:viewBox="0 0 12801 1202">
          <text:p/>
        </draw:connector>
        <draw:custom-shape draw:style-name="gr71" draw:text-style-name="P10" xml:id="id183" draw:id="id183" draw:layer="layout" svg:width="1.6cm" svg:height="2.081cm" draw:transform="rotate (1.5707963267949) translate (19.119cm 7.6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5" draw:id="id185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7" draw:id="id187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6" draw:id="id206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83" draw:start-glue-point="6" draw:end-shape="id170" draw:end-glue-point="3" svg:d="M21200 6806h460v4h459" svg:viewBox="0 0 920 5">
          <text:p/>
        </draw:connector>
        <draw:custom-shape draw:style-name="gr70" draw:text-style-name="P17" xml:id="id184" draw:id="id184" draw:layer="layout" svg:width="2.732cm" svg:height="0.4cm" svg:x="3.668cm" svg:y="12.397cm">
          <text:p text:style-name="P16"><text:span text:style-name="T1">Cmd</text:span><text:span text:style-name="T1">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84" draw:start-glue-point="1" draw:end-shape="id185" draw:end-glue-point="3" svg:d="M6400 12597h5541v-5197h7178" svg:viewBox="0 0 12720 5198">
          <text:p/>
        </draw:connector>
        <draw:custom-shape draw:style-name="gr15" draw:text-style-name="P10" xml:id="id186" draw:id="id186" draw:layer="layout" svg:width="1.6cm" svg:height="2.2cm" draw:transform="rotate (1.5707963267949) translate (15.8cm 5.409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9" draw:id="id189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4" draw:id="id194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4" draw:id="id204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86" draw:start-glue-point="6" draw:end-shape="id187" draw:end-glue-point="3" svg:d="M18000 4609h560v1996h559" svg:viewBox="0 0 1120 1997">
          <text:p/>
        </draw:connector>
        <draw:custom-shape draw:style-name="gr17" draw:text-style-name="P1" xml:id="id188" draw:id="id188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</text:span><text:span text:style-name="T1">E</text:span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1" draw:id="id191" draw:layer="layout" svg:width="0.8cm" svg:height="0.4cm" svg:x="13.119cm" svg:y="5.605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2" draw:id="id192" draw:layer="layout" svg:width="0.8cm" svg:height="0.4cm" svg:x="13.119cm" svg:y="6.005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88" draw:start-glue-point="6" draw:end-shape="id189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0" draw:id="id190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90" draw:start-glue-point="1" draw:end-shape="id191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92" draw:start-glue-point="3" draw:end-shape="id170" draw:end-glue-point="1" svg:d="M13119 6205h-501v2195h12002v-1590h-501" svg:viewBox="0 0 12003 2196">
          <text:p/>
        </draw:connector>
        <draw:custom-shape draw:style-name="gr15" draw:text-style-name="P10" xml:id="id193" draw:id="id193" draw:layer="layout" svg:width="1.6cm" svg:height="2.2cm" draw:transform="rotate (1.5707963267949) translate (12.2cm 3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0" draw:id="id200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6" draw:id="id196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01" draw:id="id201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93" draw:start-glue-point="6" draw:end-shape="id194" draw:end-glue-point="3" svg:d="M14400 3000h701v1409h699" svg:viewBox="0 0 1401 1410">
          <text:p/>
        </draw:connector>
        <draw:custom-shape draw:style-name="gr70" draw:text-style-name="P17" xml:id="id195" draw:id="id195" draw:layer="layout" svg:width="2.732cm" svg:height="0.4cm" svg:x="3.668cm" svg:y="12cm">
          <text:p text:style-name="P16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95" draw:start-glue-point="1" draw:end-shape="id196" draw:end-glue-point="3" svg:d="M6400 12200h900v-9400h4900" svg:viewBox="0 0 5801 9401">
          <text:p/>
        </draw:connector>
        <draw:custom-shape draw:style-name="gr17" draw:text-style-name="P1" xml:id="id199" draw:id="id199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7" draw:id="id197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97" draw:start-glue-point="1" draw:end-shape="id198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99" draw:start-glue-point="6" draw:end-shape="id200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01" draw:start-glue-point="3" draw:end-shape="id170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95" draw:start-glue-point="1" draw:end-shape="id202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05" draw:id="id205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03" draw:start-glue-point="1" draw:end-shape="id204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05" draw:start-glue-point="1" draw:end-shape="id206" draw:end-glue-point="3" svg:d="M17400 7000h860v5h859" svg:viewBox="0 0 1720 6">
          <text:p/>
        </draw:connector>
        <draw:custom-shape draw:style-name="gr72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" xml:id="id203" draw:id="id203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" xml:id="id167" draw:id="id167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4" xml:id="id207" draw:id="id207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90" draw:text-style-name="P15" draw:layer="layout" svg:width="3.8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91" draw:text-style-name="P17" xml:id="id176" draw:id="id176" draw:layer="layout" svg:width="1.2cm" svg:height="0.4cm" svg:x="13.8cm" svg:y="16.6cm">
          <text:p text:style-name="P16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07" draw:start-glue-point="1" draw:end-shape="id208" draw:end-glue-point="3" svg:d="M6400 14000h2400v2200h2400" svg:viewBox="0 0 4801 2201">
          <text:p/>
        </draw:connector>
        <draw:custom-shape draw:style-name="gr15" draw:text-style-name="P10" xml:id="id215" draw:id="id215" draw:layer="layout" svg:width="1.6cm" svg:height="2.2cm" draw:transform="rotate (1.5707963267949) translate (22.4cm 17.6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0" draw:id="id210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2" draw:id="id212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09" draw:start-glue-point="1" draw:end-shape="id210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11" draw:start-glue-point="7" draw:end-shape="id212" draw:end-glue-point="3" svg:d="M20400 17000h2000" svg:viewBox="0 0 2001 1">
          <text:p/>
        </draw:connector>
        <draw:custom-shape draw:style-name="gr76" draw:text-style-name="P23" xml:id="id211" draw:id="id211" draw:layer="layout" svg:width="1.4cm" svg:height="0.4cm" svg:x="19cm" svg:y="16.8cm">
          <text:p text:style-name="P22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xml:id="id213" draw:id="id213" draw:layer="layout" svg:width="1.4cm" svg:height="0.4cm" svg:x="25.4cm" svg:y="6.6cm">
          <text:p text:style-name="P22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70" draw:start-glue-point="1" draw:end-shape="id213" draw:end-glue-point="5" svg:d="M24119 6810h641v-10h640" svg:viewBox="0 0 1282 11">
          <text:p/>
        </draw:connector>
        <draw:connector draw:style-name="gr9" draw:text-style-name="P5" draw:layer="layout" draw:line-skew="-1.1cm" svg:x1="15cm" svg:y1="16.8cm" svg:x2="22.4cm" svg:y2="17.395cm" draw:start-shape="id176" draw:start-glue-point="1" draw:end-shape="id214" draw:end-glue-point="3" svg:d="M15000 16800h2600v595h4800" svg:viewBox="0 0 7401 596">
          <text:p/>
        </draw:connector>
        <draw:custom-shape draw:style-name="gr92" draw:text-style-name="P2" xml:id="id175" draw:id="id175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15" draw:start-glue-point="6" draw:end-shape="id175" draw:end-glue-point="3" svg:d="M24600 16800h400" svg:viewBox="0 0 401 1">
          <text:p/>
        </draw:connector>
        <draw:custom-shape draw:style-name="gr76" draw:text-style-name="P23" draw:layer="layout" svg:width="1.4cm" svg:height="0.4cm" svg:x="19.001cm" svg:y="16.801cm">
          <text:p text:style-name="P22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draw:layer="layout" svg:width="1.4cm" svg:height="0.4cm" svg:x="27.401cm" svg:y="16.601cm">
          <text:p text:style-name="P22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xml:id="id174" draw:id="id174" draw:layer="layout" svg:width="1.4cm" svg:height="0.4cm" svg:x="27.402cm" svg:y="16.602cm">
          <text:p text:style-name="P22"><text:span text:style-name="T3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draw:layer="layout" svg:width="1.4cm" svg:height="0.4cm" svg:x="7.8cm" svg:y="10.8cm">
          <text:p text:style-name="P22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xml:id="id217" draw:id="id217" draw:layer="layout" svg:width="1.4cm" svg:height="0.4cm" svg:x="7.801cm" svg:y="10.801cm">
          <text:p text:style-name="P22"><text:span text:style-name="T3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16" draw:start-glue-point="1" draw:end-shape="id217" draw:end-glue-point="5" svg:d="M6400 11000h701v1h700" svg:viewBox="0 0 1402 2">
          <text:p/>
        </draw:connector>
        <draw:custom-shape draw:style-name="gr93" draw:text-style-name="P14" xml:id="id219" draw:id="id219" draw:layer="layout" svg:width="1.156cm" svg:height="0.4cm" svg:x="11.2cm" svg:y="16.6cm">
          <text:p text:style-name="P13"><text:span text:style-name="T1">Na</text:span><text:span text:style-name="T1">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7" xml:id="id208" draw:id="id208" draw:layer="layout" svg:width="0.4cm" svg:height="0.4cm" svg:x="11.2cm" svg:y="16cm"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4" xml:id="id221" draw:id="id221" draw:layer="layout" svg:width="1.6cm" svg:height="0.4cm" svg:x="11.2cm" svg:y="17cm">
          <text:p text:style-name="P13"><text:span text:style-name="T1">Par</text:span><text:span text:style-name="T1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xml:id="id218" draw:id="id218" draw:layer="layout" svg:width="1.4cm" svg:height="0.4cm" svg:x="8.6cm" svg:y="16.6cm">
          <text:p text:style-name="P3"><text:span text:style-name="T1">SS </text:span><text:span text:style-name="T1">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8cm" svg:x2="11.2cm" svg:y2="16.8cm" draw:start-shape="id218" draw:start-glue-point="1" draw:end-shape="id219" draw:end-glue-point="3" svg:d="M10000 16800h1200" svg:viewBox="0 0 1201 1">
          <text:p/>
        </draw:connector>
        <draw:custom-shape draw:style-name="gr97" draw:text-style-name="P15" xml:id="id220" draw:id="id220" draw:layer="layout" svg:width="2cm" svg:height="0.4cm" svg:x="8cm" svg:y="17.2cm">
          <text:p text:style-name="P3"><text:span text:style-name="T1">SS </text:span><text:span text:style-name="T1">Nod</text:span><text:span text:style-name="T1">eDr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4cm" svg:x2="11.2cm" svg:y2="17.2cm" draw:start-shape="id220" draw:start-glue-point="1" draw:end-shape="id221" draw:end-glue-point="3" svg:d="M10000 17400h600v-200h600" svg:viewBox="0 0 1201 201">
          <text:p/>
        </draw:connector>
        <draw:custom-shape draw:style-name="gr95" draw:text-style-name="P14" xml:id="id222" draw:id="id222" draw:layer="layout" svg:width="1.6cm" svg:height="0.4cm" svg:x="11.2cm" svg:y="17.4cm">
          <text:p text:style-name="P13"><text:span text:style-name="T1">Ena</text:span><text:span text:style-name="T1">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901cm" svg:x1="11.2cm" svg:y1="17.6cm" svg:x2="15cm" svg:y2="16.8cm" draw:start-shape="id222" draw:start-glue-point="3" draw:end-shape="id176" draw:end-glue-point="1" svg:d="M11200 17600h-501v400h4802v-1200h-501" svg:viewBox="0 0 4803 1201">
          <text:p/>
        </draw:connector>
        <draw:custom-shape draw:style-name="gr98" draw:text-style-name="P4" xml:id="id223" draw:id="id223" draw:layer="layout" svg:width="4.6cm" svg:height="0.4cm" svg:x="1.8cm" svg:y="14.2cm">
          <text:p text:style-name="P3"><text:span text:style-name="T1">MutR</text:span><text:span text:style-name="T1">mWid</text:span><text:span text:style-name="T1">get : </text:span><text:span text:style-name="T1">DcRm</text:span><text:span text:style-name="T1">WdgS</text:span></text:p>
          <draw:enhanced-geometry svg:viewBox="0 0 21600 21600" draw:type="rectangle" draw:enhanced-path="M 0 0 L 21600 0 21600 21600 0 21600 0 0 Z N"/>
        </draw:custom-shape>
        <draw:custom-shape draw:style-name="gr99" draw:text-style-name="P15" draw:layer="layout" svg:width="3.8cm" svg:height="1.8cm" svg:x="11.2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draw:layer="layout" svg:width="3.468cm" svg:height="0.4cm" svg:x="11.4cm" svg:y="19.2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7" draw:layer="layout" svg:width="1.156cm" svg:height="0.4cm" svg:x="13.844cm" svg:y="20.2cm">
          <text:p text:style-name="P16"><text:span text:style-name="T1">D</text:span><text:span text:style-name="T1">o</text:span><text:span text:style-name="T1">n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4" xml:id="id229" draw:id="id229" draw:layer="layout" svg:width="1.156cm" svg:height="0.4cm" svg:x="11.2cm" svg:y="20.2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4" xml:id="id227" draw:id="id227" draw:layer="layout" svg:width="1.6cm" svg:height="0.4cm" svg:x="11.2cm" svg:y="20.6cm">
          <text:p text:style-name="P13"><text:span text:style-name="T1">Ena</text:span><text:span text:style-name="T1">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19.8cm" draw:start-shape="id223" draw:start-glue-point="1" draw:end-shape="id224" draw:end-glue-point="3" svg:d="M6400 14400h600v5400h4200" svg:viewBox="0 0 4801 5401">
          <text:p/>
        </draw:connector>
        <draw:custom-shape draw:style-name="gr94" draw:text-style-name="P17" xml:id="id224" draw:id="id224" draw:layer="layout" svg:width="0.4cm" svg:height="0.4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3" draw:layer="layout" svg:width="1.4cm" svg:height="0.4cm" svg:x="25.599cm" svg:y="11.2cm">
          <text:p text:style-name="P22"><text:span text:style-name="T3">Cur</text:span><text:span text:style-name="T3">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xml:id="id225" draw:id="id225" draw:layer="layout" svg:width="1.4cm" svg:height="0.4cm" svg:x="25.6cm" svg:y="11.201cm">
          <text:p text:style-name="P22"><text:span text:style-name="T3">DrpD</text:span><text:span text:style-name="T3">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67" draw:start-glue-point="1" draw:end-shape="id225" draw:end-glue-point="5" svg:d="M24800 11401h800" svg:viewBox="0 0 801 1">
          <text:p/>
        </draw:connector>
        <draw:custom-shape draw:style-name="gr76" draw:text-style-name="P23" draw:layer="layout" svg:width="1.4cm" svg:height="0.4cm" svg:x="8.601cm" svg:y="20.799cm">
          <text:p text:style-name="P22"><text:span text:style-name="T3">Cu</text:span><text:span text:style-name="T3">rso</text:span><text:span text:style-name="T3">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6" draw:text-style-name="P23" xml:id="id226" draw:id="id226" draw:layer="layout" svg:width="1.4cm" svg:height="0.4cm" svg:x="8.602cm" svg:y="20.8cm">
          <text:p text:style-name="P22"><text:span text:style-name="T3">Dr</text:span><text:span text:style-name="T3">pD</text:span><text:span text:style-name="T3">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cm" svg:x2="11.2cm" svg:y2="20.8cm" draw:start-shape="id226" draw:start-glue-point="7" draw:end-shape="id227" draw:end-glue-point="3" svg:d="M10002 21000h600v-200h598" svg:viewBox="0 0 1199 201">
          <text:p/>
        </draw:connector>
        <draw:custom-shape draw:style-name="gr100" draw:text-style-name="P15" xml:id="id228" draw:id="id228" draw:layer="layout" svg:width="1.4cm" svg:height="0.4cm" svg:x="8.6cm" svg:y="20.2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4cm" svg:x2="11.2cm" svg:y2="20.4cm" draw:start-shape="id228" draw:start-glue-point="1" draw:end-shape="id229" draw:end-glue-point="3" svg:d="M10000 20400h1200" svg:viewBox="0 0 1201 1">
          <text:p/>
        </draw:connector>
        <draw:custom-shape draw:style-name="gr101" draw:text-style-name="P2" xml:id="id232" draw:id="id23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1.398cm" svg:height="0.4cm" svg:x="20.001cm" svg:y="23.8cm">
          <text:p text:style-name="P3"><text:span text:style-name="T1">DrpD</text:span><text:span text:style-name="T1">elet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01" draw:text-style-name="P2" xml:id="id231" draw:id="id23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" draw:layer="layout" svg:width="1.199cm" svg:height="0.4cm" svg:x="20.001cm" svg:y="26.8cm">
          <text:p text:style-name="P3"><text:span text:style-name="T1">SB </text:span><text:span text:style-name="T1">fal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1.398cm" svg:height="0.4cm" svg:x="20.001cm" svg:y="26.4cm">
          <text:p text:style-name="P3"><text:span text:style-name="T1">Drp</text:span><text:span text:style-name="T1">Cre</text:span><text:span text:style-name="T1">ate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3" draw:layer="layout" svg:width="1.899cm" svg:height="0.4cm" svg:x="16.8cm" svg:y="24cm">
          <text:p text:style-name="P22"><text:span text:style-name="T3">Drp</text:span><text:span text:style-name="T3">Del</text:span><text:span text:style-name="T3">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4" draw:text-style-name="P23" xml:id="id234" draw:id="id234" draw:layer="layout" svg:width="2.199cm" svg:height="0.4cm" svg:x="14.001cm" svg:y="27cm">
          <text:p text:style-name="P22"><text:span text:style-name="T3">Dr</text:span><text:span text:style-name="T3">pC</text:span><text:span text:style-name="T3">rea</text:span><text:span text:style-name="T3">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30" draw:id="id23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3" draw:id="id23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5" draw:id="id23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30" draw:start-glue-point="6" draw:end-shape="id231" draw:end-glue-point="3" svg:d="M19081 26801h360v-1h359" svg:viewBox="0 0 720 2">
          <text:p/>
        </draw:connector>
        <draw:custom-shape draw:style-name="gr105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</text:span><text:span text:style-name="T1">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32" draw:start-glue-point="1" draw:end-shape="id23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34" draw:start-glue-point="7" draw:end-shape="id235" draw:end-glue-point="3" svg:d="M16200 27200h1600" svg:viewBox="0 0 1601 1">
          <text:p/>
        </draw:connector>
        <draw:custom-shape draw:style-name="gr75" draw:text-style-name="P17" draw:layer="layout" svg:width="2cm" svg:height="0.4cm" svg:x="13cm" svg:y="17cm">
          <text:p text:style-name="P16"><text:span text:style-name="T1">Add</text:span><text:span text:style-name="T1">edN</text:span><text:span text:style-name="T1">ame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xml:id="id168" draw:id="id168" draw:layer="layout" svg:width="2.4cm" svg:height="0.4cm" svg:x="4cm" svg:y="11.2cm">
          <text:p text:style-name="P3"><text:span text:style-name="T1">Oup</text:span><text:span text:style-name="T1">Mod</text:span><text:span text:style-name="T1">elUr</text:span><text:span text:style-name="T1">i 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3-29T10:10:20.561435032</dc:date>
    <meta:editing-duration>P29DT23H25M23S</meta:editing-duration>
    <meta:editing-cycles>41</meta:editing-cycles>
    <meta:document-statistic meta:object-count="616"/>
  </office:meta>
</office:document-meta>
</file>